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>{ "cells": [ { "cell_type": "code", "execution_count": 1, </text:span></text:p>
      <text:p text:style-name="P1"><text:span text:style-name="T1">"metadata": { "id": "YBp2qDPb8pDo" }, "outputs": [], "source":</text:span></text:p>
      <text:p text:style-name="P1"><text:span text:style-name="T1"><text:s/>[ "import pandas as pd\n",</text:span></text:p>
      <text:p text:style-name="P1"><text:span text:style-name="T1"><text:s/>"import numpy as np\n", </text:span></text:p>
      <text:p text:style-name="P1"><text:span text:style-name="T1">"import seaborn as sns\n",</text:span></text:p>
      <text:p text:style-name="P1"><text:span text:style-name="T1"><text:s/>"import matplotlib.pyplot as plt" ] },</text:span></text:p>
      <text:p text:style-name="P1"><text:span text:style-name="T1"><text:s/>{ "cell_type": "code", "execution_count": 2,</text:span></text:p>
      <text:p text:style-name="P1"><text:span text:style-name="T1"><text:s/>"metadata": { "id": "tjIiJdM4u1IE" }</text:span></text:p>
      <text:p text:style-name="P1"><text:span text:style-name="T1">, "outputs": [], "source": [ "employee_df = pd.read_csv('Data Sets/Human_Resources.csv')\n" ] }, </text:span></text:p>
      <text:p text:style-name="P1"><text:span text:style-name="T1">{ "cell_type": "code", "execution_count": 3, "metadata": { "colab": { "base_uri": "</text:span><text:a xlink:href="https://localhost:8080/"><text:span text:style-name="T2">https://localhost:8080/</text:span></text:a><text:span text:style-name="T3">", "height": 590 },</text:span></text:p>
      <text:p text:style-name="P1"><text:span text:style-name="T3"><text:s/>"id": "q4_wPDKCu5Uc",</text:span></text:p>
      <text:p text:style-name="P1"><text:span text:style-name="T3"><text:s/>"outputId": "de07d726-df2e-4b90-d52c-d1e0ffda9e19" }, "outputs": [ { "data": { "text/html": [ "</text:span></text:p>
      <text:p text:style-name="P1"><text:span text:style-name="T3">\n", "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